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1.75cm" fo:min-width="4.5cm"/>
    </style:style>
    <style:style style:name="gr2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1.75cm" fo:min-width="3.2cm"/>
    </style:style>
    <style:style style:name="gr3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1.75cm" fo:min-width="5.5cm"/>
    </style:style>
    <style:style style:name="gr4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1.75cm" fo:min-width="7.5cm"/>
    </style:style>
    <style:style style:name="gr5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1.75cm" fo:min-width="3.7cm"/>
    </style:style>
    <style:style style:name="gr6" style:family="graphic" style:parent-style-name="standard">
      <style:graphic-properties svg:stroke-color="#000000" draw:fill-color="#000000" draw:textarea-vertical-align="middle"/>
    </style:style>
    <style:style style:name="gr7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1.75cm" fo:min-width="6.7cm"/>
    </style:style>
    <style:style style:name="gr8" style:family="graphic" style:parent-style-name="standard">
      <style:graphic-properties svg:stroke-color="#000000" draw:textarea-vertical-align="middle"/>
    </style:style>
    <style:style style:name="gr9" style:family="graphic" style:parent-style-name="objectwithoutfill">
      <style:graphic-properties draw:stroke="dash" draw:stroke-dash="Dashed_20__28_var_29_" svg:stroke-width="0.2cm" draw:marker-start-width="0.8cm" draw:marker-end-width="0.8cm" draw:fill="none" draw:textarea-vertical-align="middle" fo:padding-top="0.225cm" fo:padding-bottom="0.225cm" fo:padding-left="0.35cm" fo:padding-right="0.35cm"/>
    </style:style>
    <style:style style:name="gr10" style:family="graphic" style:parent-style-name="standard">
      <style:graphic-properties draw:stroke="none" svg:stroke-color="#000000" draw:fill="none" draw:fill-color="#ffffff" fo:min-height="2.95cm"/>
    </style:style>
    <style:style style:name="gr11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1.75cm" fo:min-width="6.3cm"/>
    </style:style>
    <style:style style:name="P1" style:family="paragraph">
      <style:paragraph-properties fo:text-align="center"/>
      <style:text-properties fo:font-size="12.3999996185303pt"/>
    </style:style>
    <style:style style:name="P2" style:family="paragraph">
      <loext:graphic-properties draw:fill-color="#ffffff" draw:opacity="0%"/>
      <style:paragraph-properties fo:text-align="center"/>
      <style:text-properties fo:font-size="12.3999996185303pt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72pt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5cm" svg:height="2cm" svg:x="1cm" svg:y="1cm">
          <text:p text:style-name="P1"><text:span text:style-name="T1">ME Controller</text:span></text:p>
          <text:p text:style-name="P1">generates network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3.7cm" svg:height="2cm" svg:x="11.4cm" svg:y="1cm">
          <text:p text:style-name="P1"><text:span text:style-name="T1">Power Generator</text:span></text:p>
          <text:p text:style-name="P1">burns fuel</text:p>
          <draw:enhanced-geometry svg:viewBox="0 0 21600 21600" draw:type="rectangle" draw:enhanced-path="M 0 0 L 21600 0 21600 21600 0 21600 0 0 Z N"/>
        </draw:custom-shape>
        <draw:custom-shape draw:style-name="gr3" draw:text-style-name="P2" xml:id="id1" draw:id="id1" draw:layer="layout" svg:width="6cm" svg:height="2cm" svg:x="11.8cm" svg:y="7.1cm">
          <text:p text:style-name="P1"><text:span text:style-name="T1">Cabl</text:span><text:span text:style-name="T1">e</text:span></text:p>
          <text:p text:style-name="P1">used for tracing the network</text:p>
          <draw:enhanced-geometry svg:viewBox="0 0 21600 21600" draw:type="rectangle" draw:enhanced-path="M 0 0 L 21600 0 21600 21600 0 21600 0 0 Z N"/>
        </draw:custom-shape>
        <draw:custom-shape draw:style-name="gr4" draw:text-style-name="P2" xml:id="id5" draw:id="id5" draw:layer="layout" svg:width="8cm" svg:height="2cm" svg:x="16cm" svg:y="1cm">
          <text:p text:style-name="P1"><text:span text:style-name="T1">ME Chest/Teminal</text:span></text:p>
          <text:p text:style-name="P1">gives access to items in the network</text:p>
          <draw:enhanced-geometry svg:viewBox="0 0 21600 21600" draw:type="rectangle" draw:enhanced-path="M 0 0 L 21600 0 21600 21600 0 21600 0 0 Z N"/>
        </draw:custom-shape>
        <draw:custom-shape draw:style-name="gr5" draw:text-style-name="P2" xml:id="id6" draw:id="id6" draw:layer="layout" svg:width="4.2cm" svg:height="2cm" svg:x="24.5cm" svg:y="1cm">
          <text:p text:style-name="P1"><text:span text:style-name="T1">ME Drive</text:span></text:p>
          <text:p text:style-name="P1">contains ME units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3.7cm" svg:height="2cm" svg:x="6.9cm" svg:y="1cm">
          <text:p text:style-name="P1"><text:span text:style-name="T1">Power Cell</text:span></text:p>
          <text:p text:style-name="P1">stores power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14.8cm" svg:y1="7.1cm" svg:x2="3.5cm" svg:y2="3cm" draw:start-shape="id1" draw:end-shape="id2" draw:end-glue-point="2" svg:d="M14800 7100v-2050h-11300v-2050" svg:viewBox="0 0 11301 4101">
          <text:p/>
        </draw:connector>
        <draw:connector draw:style-name="gr6" draw:text-style-name="P3" draw:layer="layout" svg:x1="14.8cm" svg:y1="7.1cm" svg:x2="8.75cm" svg:y2="3cm" draw:start-shape="id1" draw:start-glue-point="0" draw:end-shape="id3" draw:end-glue-point="2" svg:d="M14800 7100v-2050h-6050v-2050" svg:viewBox="0 0 6051 4101">
          <text:p/>
        </draw:connector>
        <draw:connector draw:style-name="gr6" draw:text-style-name="P3" draw:layer="layout" svg:x1="14.8cm" svg:y1="7.1cm" svg:x2="13.25cm" svg:y2="3cm" draw:start-shape="id1" draw:start-glue-point="0" draw:end-shape="id4" draw:end-glue-point="2" svg:d="M14800 7100v-2050h-1550v-2050" svg:viewBox="0 0 1551 4101">
          <text:p/>
        </draw:connector>
        <draw:connector draw:style-name="gr6" draw:text-style-name="P3" draw:layer="layout" svg:x1="14.8cm" svg:y1="7.1cm" svg:x2="20cm" svg:y2="3cm" draw:start-shape="id1" draw:start-glue-point="0" draw:end-shape="id5" svg:d="M14800 7100v-2050h5200v-2050" svg:viewBox="0 0 5201 4101">
          <text:p/>
        </draw:connector>
        <draw:connector draw:style-name="gr6" draw:text-style-name="P3" draw:layer="layout" svg:x1="14.8cm" svg:y1="7.1cm" svg:x2="26.6cm" svg:y2="3cm" draw:start-shape="id1" draw:start-glue-point="0" draw:end-shape="id6" draw:end-glue-point="2" svg:d="M14800 7100v-2050h11800v-2050" svg:viewBox="0 0 11801 4101">
          <text:p/>
        </draw:connector>
        <draw:custom-shape draw:style-name="gr7" draw:text-style-name="P2" xml:id="id7" draw:id="id7" draw:layer="layout" svg:width="7.2cm" svg:height="2cm" svg:x="11.2cm" svg:y="13cm">
          <text:p text:style-name="P1"><text:span text:style-name="T1">Network (virtual)</text:span></text:p>
          <text:p text:style-name="P1">an object conaining the information</text:p>
          <text:p text:style-name="P1">about every device within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svg:x1="3.5cm" svg:y1="3cm" svg:x2="11.2cm" svg:y2="14cm" draw:start-shape="id2" draw:start-glue-point="2" draw:end-shape="id7" draw:end-glue-point="3" svg:d="M3500 3000v11000h7700" svg:viewBox="0 0 7701 11001">
          <text:p/>
        </draw:connector>
        <draw:connector draw:style-name="gr8" draw:text-style-name="P4" draw:layer="layout" svg:x1="14.8cm" svg:y1="9.1cm" svg:x2="14.8cm" svg:y2="13cm" draw:start-shape="id1" draw:start-glue-point="2" draw:end-shape="id7" draw:end-glue-point="0" svg:d="M14800 9100v3900" svg:viewBox="0 0 1 3901">
          <text:p/>
        </draw:connector>
        <draw:connector draw:style-name="gr8" draw:text-style-name="P4" draw:layer="layout" draw:line-skew="0cm 0cm 1.599cm" svg:x1="14.8cm" svg:y1="7.1cm" svg:x2="14.8cm" svg:y2="9.1cm" draw:start-shape="id1" draw:start-glue-point="0" draw:end-shape="id1" draw:end-glue-point="2" svg:d="M14800 7100v-501h-3501v4601h3501v-2100" svg:viewBox="0 0 3502 4602">
          <text:p/>
        </draw:connector>
        <draw:line draw:style-name="gr9" draw:text-style-name="P5" draw:layer="layout" svg:x1="1cm" svg:y1="10cm" svg:x2="28.7cm" svg:y2="10cm">
          <text:p/>
        </draw:line>
        <draw:frame draw:style-name="gr10" draw:text-style-name="P6" draw:layer="layout" svg:width="12.8cm" svg:height="3.2cm" svg:x="8.45cm" svg:y="16.8cm">
          <draw:text-box>
            <text:p><text:span text:style-name="T2">the Coding</text:span></text:p>
          </draw:text-box>
        </draw:frame>
        <draw:custom-shape draw:style-name="gr11" draw:text-style-name="P2" xml:id="id8" draw:id="id8" draw:layer="layout" svg:width="6.8cm" svg:height="2cm" svg:x="21.9cm" svg:y="6.6cm">
          <text:p text:style-name="P1"><text:span text:style-name="T1">ME unit</text:span></text:p>
          <text:p text:style-name="P1">contains large amounts of items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svg:x1="28.7cm" svg:y1="7.6cm" svg:x2="28.7cm" svg:y2="2cm" draw:start-shape="id8" draw:start-glue-point="1" draw:end-shape="id6" draw:end-glue-point="1" svg:d="M28700 7600h501v-5600h-501" svg:viewBox="0 0 502 56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1T07:31:21.486768700</meta:creation-date>
    <dc:date>2019-05-01T07:51:23.962011951</dc:date>
    <meta:editing-duration>PT4M19S</meta:editing-duration>
    <meta:editing-cycles>1</meta:editing-cycles>
    <meta:document-statistic meta:object-count="19"/>
    <meta:generator>LibreOffice/5.2.7.2$Linux_X86_64 LibreOffice_project/20m0$Build-2</meta:generator>
  </office:meta>
</office:document-meta>
</file>